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Menlo" svg:font-family="Menl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AEAAAA"/>
    </style:style>
    <style:style style:name="ce3" style:family="table-cell" style:parent-style-name="Default" style:data-style-name="N0">
      <style:table-cell-properties fo:border="thin solid #000000" style:vertical-align="automatic" fo:background-color="#ACB9CA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color="#000000" style:font-name="Menlo" style:font-name-asian="Menlo" style:font-name-complex="Menlo"/>
    </style:style>
    <style:style style:name="co1" style:family="table-column">
      <style:table-column-properties fo:break-before="auto" style:column-width="9.18104166666667cm" style:use-optimal-column-width="true"/>
    </style:style>
    <style:style style:name="co2" style:family="table-column">
      <style:table-column-properties fo:break-before="auto" style:column-width="22.5160416666667cm" style:use-optimal-column-width="true"/>
    </style:style>
    <style:style style:name="co3" style:family="table-column">
      <style:table-column-properties fo:break-before="auto" style:column-width="1.74625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ccess-log-templat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Format</text:p>
          </table:table-cell>
          <table:table-cell office:value-type="string" table:style-name="ce3">
            <text:p>Access Log Lin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TART_TIME</text:p>
          </table:table-cell>
          <table:table-cell table:style-name="ce5"/>
          <table:table-cell table:number-columns-repeated="16382"/>
        </table:table-row>
        <table:table-row table:style-name="ro1">
          <table:table-cell office:value-type="string" table:style-name="ce4">
            <text:p>REQ(:METHOD) <text:s/>REQ(X-ENVOY-ORIGINAL-PATH?:PATH) PROTOCOL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4">
            <text:p>RESPONSE_CODE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4">
            <text:p>RESPONSE_FLAGS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4">
            <text:p>RESPONSE_CODE_DETAILS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4">
            <text:p>CONNECTION_TERMINATION_DETAILS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4">
            <text:p>UPSTREAM_TRANSPORT_FAILURE_REASON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4">
            <text:p>BYTES_RECEIVED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4">
            <text:p>BYTES_SENT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4">
            <text:p>DURATION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4">
            <text:p>RESP(X-ENVOY-UPSTREAM-SERVICE-TIME)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4">
            <text:p>REQ(X-FORWARDED-FOR)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4">
            <text:p>REQ(USER-AGENT)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4">
            <text:p>REQ(X-REQUEST-ID)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4">
            <text:p>REQ(:AUTHORITY)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4">
            <text:p>UPSTREAM_HOST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4">
            <text:p>UPSTREAM_CLUSTER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4">
            <text:p>UPSTREAM_LOCAL_ADDRESS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4">
            <text:p>DOWNSTREAM_LOCAL_ADDRESS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4">
            <text:p>DOWNSTREAM_REMOTE_ADDRESS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4">
            <text:p>REQUESTED_SERVER_NAME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4">
            <text:p>ROUTE_NAME</text:p>
          </table:table-cell>
          <table:table-cell table:style-name="ce6"/>
          <table:table-cell table:number-columns-repeated="16382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Menlo" svg:font-family="Menlo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611</meta:generator>
    <meta:initial-creator>Arka Bhattacharya</meta:initial-creator>
    <dc:creator>Arka Bhattacharya</dc:creator>
    <meta:creation-date>2023-06-23T22:13:34Z</meta:creation-date>
    <dc:date>2023-06-23T22:14:59Z</dc:date>
  </office:meta>
</office:document-meta>
</file>